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Heading_20_1">
      <style:paragraph-properties fo:break-before="page"/>
    </style:style>
    <style:style style:name="P9" style:family="paragraph" style:parent-style-name="Heading_20_1">
      <style:paragraph-properties fo:text-align="center" style:justify-single-word="false" fo:break-before="page"/>
    </style:style>
    <style:style style:name="P10" style:family="paragraph" style:parent-style-name="Heading_20_2">
      <style:paragraph-properties fo:break-before="page"/>
    </style:style>
    <style:style style:name="T1" style:family="text">
      <style:text-properties style:text-underline-style="none" fo:background-color="transparent" style:font-size-asian="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9"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8"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h text:style-name="P8"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h text:style-name="P10"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Comprendre pourquoi Orb ne fonctionne pas</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1-19T18:53:44</dc:date>
    <dc:creator>Daniel Veysseire</dc:creator>
    <meta:editing-duration>P8DT17H6M45S</meta:editing-duration>
    <meta:editing-cycles>112</meta:editing-cycles>
    <meta:generator>LibreOffice/3.5$Linux_X86_64 LibreOffice_project/350m1$Build-2</meta:generator>
    <meta:document-statistic meta:table-count="1" meta:image-count="2" meta:object-count="0" meta:page-count="11" meta:paragraph-count="206" meta:word-count="1336" meta:character-count="9601" meta:non-whitespace-character-count="8441"/>
  </office:meta>
</office:document-meta>
</file>